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Helvetica, sans-serif"/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9aa3" officeooo:paragraph-rsid="00019aa3"/>
    </style:style>
    <style:style style:name="P2" style:family="paragraph" style:parent-style-name="Standard">
      <style:text-properties officeooo:paragraph-rsid="00019aa3"/>
    </style:style>
    <style:style style:name="P3" style:family="paragraph" style:parent-style-name="Standard">
      <style:text-properties officeooo:paragraph-rsid="0001cc9c"/>
    </style:style>
    <style:style style:name="P4" style:family="paragraph" style:parent-style-name="Standard">
      <style:text-properties fo:color="#000000" style:font-name="Arial2" officeooo:paragraph-rsid="0001cc9c"/>
    </style:style>
    <style:style style:name="P5" style:family="paragraph" style:parent-style-name="Standard">
      <style:text-properties fo:color="#000000" style:font-name="Arial2" officeooo:rsid="000265d1" officeooo:paragraph-rsid="000265d1"/>
    </style:style>
    <style:style style:name="P6" style:family="paragraph" style:parent-style-name="Standard">
      <style:text-properties fo:color="#000000" style:font-name="Arial2" officeooo:rsid="000265d1" officeooo:paragraph-rsid="000265d1" fo:background-color="#ffffff"/>
    </style:style>
    <style:style style:name="P7" style:family="paragraph" style:parent-style-name="Standard">
      <style:text-properties officeooo:paragraph-rsid="000265d1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01cc9c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0265d1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anguage="ru" fo:country="RU" fo:font-style="normal" style:text-underline-style="none" fo:font-weight="normal" officeooo:rsid="0001cc9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language="ru" fo:country="RU" fo:font-style="normal" style:text-underline-style="none" fo:font-weight="normal" officeooo:rsid="000265d1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normal" style:text-blinking="false" fo:background-color="#ffedd2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fo:font-size="15pt" fo:letter-spacing="normal" fo:font-style="normal" style:text-underline-style="none" fo:font-weight="normal" style:text-blinking="false" fo:background-color="#ffedd2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1pt" fo:language="ru" fo:country="RU" fo:font-style="normal" style:text-underline-style="none" fo:font-weight="normal" officeooo:rsid="000265d1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1pt" fo:language="ru" fo:country="RU" fo:font-style="normal" style:text-underline-style="none" fo:font-weight="normal" officeooo:rsid="000265d1" style:text-blinking="false" fo:background-color="#ffffff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11pt" fo:letter-spacing="normal" fo:font-style="normal" style:text-underline-style="none" fo:font-weight="normal" style:text-blinking="false" fo:background-color="#ffedd2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2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Arial2" fo:font-size="11pt" fo:letter-spacing="normal" fo:font-style="normal" style:text-underline-style="none" fo:font-weight="normal" style:text-blinking="false" fo:background-color="#fff200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Arial2" fo:font-size="11pt" fo:letter-spacing="normal" fo:font-style="normal" style:text-underline-style="none" fo:font-weight="normal" style:text-blinking="false" fo:background-color="#fff200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Arial2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20" style:family="text">
      <style:text-properties fo:font-variant="normal" fo:text-transform="none" style:text-line-through-style="none" style:text-line-through-type="none" fo:font-size="11pt" fo:language="ru" fo:country="RU" fo:font-style="normal" style:text-underline-style="none" fo:font-weight="normal" officeooo:rsid="0001cc9c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ize="11pt" fo:language="ru" fo:country="RU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2" style:family="text">
      <style:text-properties fo:font-variant="normal" fo:text-transform="none" style:text-line-through-style="none" style:text-line-through-type="none" fo:font-size="11pt" fo:language="ru" fo:country="RU" fo:font-style="normal" style:text-underline-style="none" fo:font-weight="normal" officeooo:rsid="0001cc9c" style:text-blinking="false" fo:background-color="transparent" loext:char-shading-value="0" style:font-size-asian="11pt" style:font-size-complex="11pt"/>
    </style:style>
    <style:style style:name="T23" style:family="text">
      <style:text-properties fo:font-variant="normal" fo:text-transform="none" style:text-line-through-style="none" style:text-line-through-type="none" fo:font-size="11pt" fo:letter-spacing="normal" fo:language="ru" fo:country="RU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4" style:family="text">
      <style:text-properties fo:font-variant="normal" fo:text-transform="none" style:text-line-through-style="none" style:text-line-through-type="none" fo:font-size="9pt" fo:letter-spacing="normal" fo:language="ru" fo:country="RU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style:font-name="Arial" fo:font-size="11pt" fo:language="ru" fo:country="RU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style:text-line-through-style="none" style:text-line-through-type="none" style:font-name="Arial" fo:font-size="11pt" fo:language="ru" fo:country="RU" fo:font-style="normal" style:text-underline-style="none" fo:font-weight="normal" officeooo:rsid="0001cc9c" style:text-blinking="false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style:text-line-through-style="none" style:text-line-through-type="none" style:font-name="Arial" fo:font-size="11pt" fo:language="ru" fo:country="RU" fo:font-style="normal" style:text-underline-style="none" fo:font-weight="normal" officeooo:rsid="000265d1" style:text-blinking="fals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style:text-line-through-style="none" style:text-line-through-type="none" style:font-name="Arial" fo:font-size="11pt" fo:language="en" fo:country="US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style:text-line-through-style="none" style:text-line-through-type="none" style:font-name="Arial" fo:font-size="11pt" fo:language="en" fo:country="US" fo:font-style="normal" style:text-underline-style="none" fo:font-weight="normal" style:text-blinking="false" style:font-size-asian="11pt" style:font-size-complex="11pt"/>
    </style:style>
    <style:style style:name="T3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fo:color="#333333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fo:color="#333333" style:text-line-through-style="none" style:text-line-through-type="none" style:font-name="Helvetica Neue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333333" style:text-line-through-style="none" style:text-line-through-type="none" style:font-name="Helvetica Neue" fo:font-size="15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5" style:family="text">
      <style:text-properties fo:font-variant="normal" fo:text-transform="none" fo:color="#333333" style:text-line-through-style="none" style:text-line-through-type="none" style:font-name="Arial2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6" style:family="text">
      <style:text-properties fo:language="ru" fo:country="RU" officeooo:rsid="00019aa3"/>
    </style:style>
    <style:style style:name="T37" style:family="text">
      <style:text-properties fo:language="ru" fo:country="RU" officeooo:rsid="0001cc9c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01cc9c"/>
    </style:style>
    <style:style style:name="T40" style:family="text">
      <style:text-properties officeooo:rsid="0001cc9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6">1.</text:span><text:bookmark text:name="docs-internal-guid-c298b345-7fff-c470-2018-8c70d548378c"/><text:span text:style-name="T1">Как работают флоаты?</text:span> </text:p>
      <text:p text:style-name="P1">Когда элементу задано свойство <text:span text:style-name="T38">float </text:span>происходит обтекание элементов, что позволяет выстраивать элементы друг за другом. Можно задавать элементу либо обтекании с лева, либо с права, либо отменить обтекание. Раньше данной свойство часто использовалось для построения сеток макета.</text:p>
      <text:p text:style-name="P1"><text:bookmark text:name="docs-internal-guid-01221ee1-7fff-f494-d709-75a7a2b9b0c4"/><text:span text:style-name="T1">2. Как работают инлайн-блоки?</text:span></text:p>
      <text:p text:style-name="P1">Элемент с данным свойством берет все возможности от блокового элемента и инлайнового. То есть если тегу <text:span text:style-name="T38">&lt;a&gt; </text:span>задать это свойство то данному тегу можно будет прописать ширину и высоту , создать рамку и тд. Но при этом он так же как и раньше может вести себя как инлайновый элемент . Можно применять в создании меню, кнопок и тд.</text:p>
      <text:p text:style-name="P1"><text:span text:style-name="T1">3 Как работает vertical-align?</text:span> </text:p>
      <text:p text:style-name="P1">Данное свойство выравнивает текст по вертикальной оси. Имеет такие значения как <text:span text:style-name="T38">top, center, bottom </text:span><text:span text:style-name="T40">и тд</text:span><text:span text:style-name="T38"> . </text:span><text:span text:style-name="T40">Изначально было свойством для выравнивания текста в таблицах</text:span></text:p>
      <text:p text:style-name="P1"><text:bookmark text:name="docs-internal-guid-9e4180dc-7fff-de2b-4f2e-d7c6fedb8d6b"/><text:span text:style-name="T3">4. </text:span><text:span text:style-name="T1">Как центрировать по высоте?</text:span> </text:p>
      <text:p text:style-name="P3"><text:span text:style-name="T37">Задать свойство <text:s/></text:span><text:span text:style-name="T39">vertical-align:middle</text:span><text:span text:style-name="T3">;</text:span></text:p>
      <text:p text:style-name="P3"><text:span text:style-name="T3">5. </text:span><text:bookmark text:name="docs-internal-guid-c965a898-7fff-fb0c-e151-fab65ea9963b"/><text:span text:style-name="T5">Как работает сокращенная запись свойств в CSS?</text:span></text:p>
      <text:p text:style-name="P4"><text:span text:style-name="T20">Позволяет сразу записать несколько параметров для свойст. Например </text:span><text:span text:style-name="T22">для </text:span><text:span text:style-name="T23">background собирается</text:span><text:span text:style-name="T24"> </text:span><text:span text:style-name="T23">из следующих CSS-свойств: background-attachment, background-color, background-image, background-position, background-repeat.</text:span><text:span text:style-name="T21"> </text:span><text:span text:style-name="T26"><text:s/>Что позволяет сократить написание кода в несколько раз. Должна быть определенная последовательность.</text:span></text:p>
      <text:p text:style-name="P4"><text:span text:style-name="T27">6.</text:span><text:span text:style-name="T26">Как сделать, чтобы элемент занимал всю доступную ему ширину? </text:span></text:p>
      <text:p text:style-name="P5"><text:span text:style-name="T26">З</text:span><text:span text:style-name="T25">адать элементу </text:span><text:span text:style-name="T28">width:100%;</text:span></text:p>
      <text:p text:style-name="P5"><text:bookmark text:name="docs-internal-guid-e136d355-7fff-67f6-50ad-33a41bc410c3"/><text:span text:style-name="T28">7. Как работает z-index?</text:span></text:p>
      <text:p text:style-name="P7"><text:span text:style-name="T6">Обозначает позицию элемента по оси </text:span><text:span text:style-name="T4">Z, </text:span><text:span text:style-name="T6">так сказать глубину расположения элемента </text:span><text:span text:style-name="T4">. </text:span><text:span text:style-name="T6">Чем больше это значение тем элемент выше </text:span><text:span text:style-name="T9">.</text:span><text:span text:style-name="T12">свойство </text:span><text:span text:style-name="Teletype"><text:span text:style-name="T16">z-index </text:span></text:span><text:span text:style-name="T16">работает только с элементами, для которых свойство </text:span><text:span text:style-name="Teletype"><text:span text:style-name="T16">position </text:span></text:span><text:span text:style-name="T16">установлено в </text:span><text:span text:style-name="Teletype"><text:span text:style-name="T16">absolute</text:span></text:span><text:span text:style-name="T16">, </text:span><text:span text:style-name="Teletype"><text:span text:style-name="T16">fixed </text:span></text:span><text:span text:style-name="T16">или </text:span><text:span text:style-name="Teletype"><text:span text:style-name="T16">relative</text:span></text:span><text:span text:style-name="T19"> </text:span></text:p>
      <text:p text:style-name="P7"><text:span text:style-name="T10">про </text:span><text:bookmark text:name="docs-internal-guid-b3f806f3-7fff-bed7-c6ba-1719707e6973"/><text:span text:style-name="T2"><text:s/>«stacking context»</text:span><text:span text:style-name="T19"> <text:s/></text:span><text:span text:style-name="T10">затрудняюсь ответить.</text:span></text:p>
      <text:p text:style-name="P6"><text:span text:style-name="T29"/></text:p>
      <text:p text:style-name="P4"><text:span text:style-name="T26"/></text:p>
      <text:p text:style-name="P3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Helvetica, sans-serif"/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2-08T14:52:18.285000000</dc:date>
    <meta:editing-duration>PT6M15S</meta:editing-duration>
    <meta:editing-cycles>1</meta:editing-cycles>
    <meta:document-statistic meta:table-count="0" meta:image-count="0" meta:object-count="0" meta:page-count="1" meta:paragraph-count="15" meta:word-count="234" meta:character-count="1696" meta:non-whitespace-character-count="1468"/>
  </office:meta>
</office:document-meta>
</file>